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Action.act( Redirector redirector ,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directorImpl.encodeResourc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Action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directorImpl.encodeAction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esAction.contextualize( org . apache . avalon . framework . context .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orImpl.RedirectorImpl( Redirector redirector , Request request ,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esAction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orImpl.redirect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directorImpl.dispatch( String ur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